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indTheBeasts" style:family="table">
      <style:table-properties style:width="14.234in" fo:break-before="auto" fo:break-after="auto" table:align="margins" fo:background-color="transparent" fo:keep-with-next="auto" style:may-break-between-rows="true" style:writing-mode="page">
        <style:background-image/>
      </style:table-properties>
    </style:style>
    <style:style style:name="FindTheBeasts.A" style:family="table-column">
      <style:table-column-properties style:column-width="1.509in" style:rel-column-width="6948*"/>
    </style:style>
    <style:style style:name="FindTheBeasts.B" style:family="table-column">
      <style:table-column-properties style:column-width="1.8979in" style:rel-column-width="8737*"/>
    </style:style>
    <style:style style:name="FindTheBeasts.C" style:family="table-column">
      <style:table-column-properties style:column-width="3.7951in" style:rel-column-width="17474*"/>
    </style:style>
    <style:style style:name="FindTheBeasts.D" style:family="table-column">
      <style:table-column-properties style:column-width="3.5167in" style:rel-column-width="16191*"/>
    </style:style>
    <style:style style:name="FindTheBeasts.E" style:family="table-column">
      <style:table-column-properties style:column-width="3.5153in" style:rel-column-width="16185*"/>
    </style:style>
    <style:style style:name="FindTheBeasts.A1" style:family="table-cell">
      <style:table-cell-properties fo:padding="0.0382in" fo:border-left="0.0007in solid #000000" fo:border-right="none" fo:border-top="0.0007in solid #000000" fo:border-bottom="0.0007in solid #000000"/>
    </style:style>
    <style:style style:name="FindTheBeasts.E1" style:family="table-cell">
      <style:table-cell-properties fo:padding="0.0382in" fo:border="0.0007in solid #000000"/>
    </style:style>
    <style:style style:name="FindTheBeasts.2" style:family="table-row">
      <style:table-row-properties fo:background-color="transparent" style:keep-together="true" fo:keep-together="auto">
        <style:background-image/>
      </style:table-row-properties>
    </style:style>
    <style:style style:name="FindTheBeasts.A2" style:family="table-cell">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FindTheBeasts.E2" style:family="table-cell">
      <style:table-cell-properties style:vertical-align="middle" fo:background-color="transparent" fo:padding="0.0382in" fo:border-left="0.0007in solid #000000" fo:border-right="0.0007in solid #000000" fo:border-top="none" fo:border-bottom="0.0007in solid #000000" style:writing-mode="page">
        <style:background-image/>
      </style:table-cell-properties>
    </style:style>
    <style:style style:name="FindTheBeasts.A4" style:family="table-cell">
      <style:table-cell-properties style:vertical-align="middle" fo:padding="0.0382in" fo:border-left="0.0007in solid #000000" fo:border-right="none" fo:border-top="none" fo:border-bottom="0.0007in solid #000000"/>
    </style:style>
    <style:style style:name="FindTheBeasts.E4" style:family="table-cell">
      <style:table-cell-properties style:vertical-align="middle" fo:padding="0.0382in" fo:border-left="0.0007in solid #000000" fo:border-right="0.0007in solid #000000" fo:border-top="none" fo:border-bottom="0.0007in solid #000000"/>
    </style:style>
    <style:style style:name="Table1" style:family="table">
      <style:table-properties style:width="14.2299in" table:align="center" style:shadow="none"/>
    </style:style>
    <style:style style:name="Table1.A" style:family="table-column">
      <style:table-column-properties style:column-width="1.5118in"/>
    </style:style>
    <style:style style:name="Table1.B" style:family="table-column">
      <style:table-column-properties style:column-width="1.8924in"/>
    </style:style>
    <style:style style:name="Table1.C" style:family="table-column">
      <style:table-column-properties style:column-width="3.7944in"/>
    </style:style>
    <style:style style:name="Table1.D" style:family="table-column">
      <style:table-column-properties style:column-width="3.5153in"/>
    </style:style>
    <style:style style:name="Table1.E" style:family="table-column">
      <style:table-column-properties style:column-width="3.516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Title">
      <style:text-properties style:font-name="Courier New1"/>
    </style:style>
    <style:style style:name="P2" style:family="paragraph" style:parent-style-name="Subtitle">
      <style:text-properties style:font-name="Courier New1"/>
    </style:style>
    <style:style style:name="P3" style:family="paragraph" style:parent-style-name="Text_20_body">
      <style:text-properties style:font-name="Courier New1"/>
    </style:style>
    <style:style style:name="P4" style:family="paragraph" style:parent-style-name="Table_20_Contents">
      <style:text-properties fo:language="zxx" fo:country="none" style:language-asian="zxx" style:country-asian="none" style:language-complex="zxx" style:country-complex="none"/>
    </style:style>
    <style:style style:name="P5"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6" style:family="paragraph" style:parent-style-name="Table_20_Contents">
      <style:paragraph-properties fo:text-align="center" style:justify-single-word="false"/>
    </style:style>
    <style:style style:name="P7" style:family="paragraph" style:parent-style-name="Heading_20_2">
      <style:text-properties style:font-name="Courier New1"/>
    </style:style>
    <style:style style:name="P8" style:family="paragraph" style:parent-style-name="Heading_20_1">
      <style:text-properties style:font-name="Courier New1"/>
    </style:style>
    <style:style style:name="P9" style:family="paragraph" style:parent-style-name="Table_20_Contents">
      <style:text-properties fo:language="zxx" fo:country="none" style:language-asian="zxx" style:country-asian="none" style:language-complex="zxx" style:country-complex="none"/>
    </style:style>
    <style:style style:name="P10" style:family="paragraph" style:parent-style-name="Table_20_Contents">
      <style:paragraph-properties fo:text-align="center" style:justify-single-word="false"/>
    </style:style>
    <style:style style:name="P11" style:family="paragraph" style:parent-style-name="Text_20_body" style:list-style-name="L1">
      <style:text-properties style:font-name="Courier New1"/>
    </style:style>
    <style:style style:name="P12" style:family="paragraph" style:parent-style-name="Text_20_body" style:list-style-name="L2">
      <style:text-properties style:font-name="Courier New1"/>
    </style:style>
    <style:style style:name="P13" style:family="paragraph" style:parent-style-name="Text_20_body" style:list-style-name="L3">
      <style:text-properties style:font-name="Courier New1"/>
    </style:style>
    <style:style style:name="P14" style:family="paragraph" style:parent-style-name="Text_20_body" style:list-style-name="L4">
      <style:text-properties style:font-name="Courier New1"/>
    </style:style>
    <style:style style:name="P15" style:family="paragraph" style:parent-style-name="Text_20_body" style:list-style-name="L5">
      <style:text-properties style:font-name="Courier New1"/>
    </style:style>
    <style:style style:name="P16" style:family="paragraph" style:parent-style-name="Text_20_body" style:list-style-name="L6">
      <style:text-properties style:font-name="Courier New1"/>
    </style:style>
    <style:style style:name="P17" style:family="paragraph" style:parent-style-name="Text_20_body" style:list-style-name="L8">
      <style:text-properties style:font-name="Courier New1"/>
    </style:style>
    <style:style style:name="P18" style:family="paragraph" style:parent-style-name="Text_20_body" style:list-style-name="L1" style:master-page-name="">
      <style:paragraph-properties loext:contextual-spacing="false" fo:margin-left="0.75in" fo:margin-right="0in" fo:margin-top="0in" fo:margin-bottom="0.0835in" fo:text-indent="-0.1252in" style:auto-text-indent="false" style:page-number="auto" fo:background-color="transparent">
        <style:background-image/>
      </style:paragraph-properties>
      <style:text-properties style:font-name="Courier New1"/>
    </style:style>
    <style:style style:name="P19" style:family="paragraph" style:parent-style-name="Text_20_body" style:list-style-name="L6" style:master-page-name="">
      <style:paragraph-properties loext:contextual-spacing="false" fo:margin-left="0.75in" fo:margin-right="0in" fo:margin-top="0in" fo:margin-bottom="0.0835in" fo:text-indent="-0.1252in" style:auto-text-indent="false" style:page-number="auto" fo:background-color="transparent">
        <style:background-image/>
      </style:paragraph-properties>
      <style:text-properties style:font-name="Courier New1"/>
    </style:style>
    <style:style style:name="P20" style:family="paragraph" style:parent-style-name="Text_20_body" style:list-style-name="L7" style:master-page-name="">
      <style:paragraph-properties loext:contextual-spacing="false" fo:margin-left="0.75in" fo:margin-right="0in" fo:margin-top="0in" fo:margin-bottom="0.0835in" fo:text-indent="-0.1252in" style:auto-text-indent="false" style:page-number="auto" fo:background-color="transparent">
        <style:background-image/>
      </style:paragraph-properties>
      <style:text-properties style:font-name="Courier New1"/>
    </style:style>
    <style:style style:name="P21" style:family="paragraph" style:parent-style-name="Text_20_body" style:list-style-name="L7">
      <style:paragraph-properties loext:contextual-spacing="false" fo:margin-left="0.75in" fo:margin-right="0in" fo:margin-top="0in" fo:margin-bottom="0.0835in" fo:text-indent="-0.1252in" style:auto-text-indent="false" fo:background-color="transparent">
        <style:background-image/>
      </style:paragraph-properties>
      <style:text-properties style:font-name="Courier New1"/>
    </style:style>
    <style:style style:name="P22" style:family="paragraph" style:parent-style-name="Text_20_body" style:list-style-name="L1" style:master-page-name="">
      <style:paragraph-properties loext:contextual-spacing="false" fo:margin-left="0in" fo:margin-right="0in" fo:margin-top="0in" fo:margin-bottom="0.0835in" fo:text-indent="0in" style:auto-text-indent="false" style:page-number="auto" fo:background-color="transparent">
        <style:background-image/>
      </style:paragraph-properties>
      <style:text-properties style:font-name="Courier New1"/>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ce the Sun</text:p>
      <text:p text:style-name="P2">Special Rules for the Frankfeld Chariot Race</text:p>
      <text:h text:style-name="P8" text:outline-level="1">Introduction</text:h>
      <text:p text:style-name="P3">A few hundred years ago, a Gnome named Frankfeld the Reckless was met by The Rainbow Queen, before she was known as The Rainbow Queen. Her body was the rainbow, Her voice was the chorus of birds rejoicing after a fresh rain. Her skin and eyes were the sunshine through the parting clouds. Just to be in Her presence was ecstacy and inspiration. Frankfeld dropped to his knees, humbled before Her.</text:p>
      <text:p text:style-name="P3">She came to him, seeking one of the few things that mortals can uniquely provide. Only mortals can live out stories of heroism, of true risk, of cheating death, of facing impossible odds. These stories have a life and vigor that towers above the legends of gods and other immortals. It is these stories which help to build Elysium, and to satisfy the celestials of the Promised Land. The Rainbow Queen needed such a tale to bring into the Promised Land, to nourish inspiration and joy and bring souls together.</text:p>
      <text:p text:style-name="P3">She dared Frankfeld to stand, and to design an act so daring, so impossible, that it would capture the imagination of all who hear of it. Frankfeld sat in deep thought for a time, and then stood up and declared the impossible: He will race the sun to the end of the world and win!</text:p>
      <text:p text:style-name="P3">The Rainbow Queen laughed with delight, and the music of her laughter was so sweet that Frankfeld staggered in a wave of bliss, unable to draw breath. Clinging to a neaby sapling for support, he heard her reply:</text:p>
      <text:p text:style-name="P3">"You shall build a chariot fit for purpose. You shall find beasts of this land that can overcome the most treacherous of terrain and lash them to this chariot. Then at dawn you shall race to the end of the Earth before nightfall. You will race through dangerous lands. Mountains reaching to the sky will block your path, but you shall not stop. Great rivers and lakes will block you but you shall not stop. Savages and monsters from your worst dreams shall descend upon you, and you shall race on! When you have reached the end of the earth, without ever having seen the night, then you will have done the impossible. Little mortal, I dare this task upon you if you think yourself worthy!"</text:p>
      <text:p text:style-name="P3">Frankfeld, enamored by this celestial queen, consumed by inspiration, and by the vain hope that she would embrace him, took the dare. Then the Rainbow Queen promised – if he did this, she would visit him again. Then she vanished, like the morning dew on a warm afternoon.</text:p>
      <text:p text:style-name="P3">Frankfeld traveled far and wide, studying under the greatest masters until he became a great charioteer, a great artisan of chariots, a great beast tamer. He returned to his homeland and studied the beasts before selecting the beautiful multicolored lizards of the warm forests. Theze lizards could climb sheer cliffs at a great pace, swam swiftly, and gained great vigor from the sun on their backs. He captured and tamed a host of these lizards, and trained them to race and to pull a chariot. Then he built a mighty chariot. A chariot that could crash against rocks and not splinter. A chariot that could race up a mountain. A chariot that could skim atop a lake. A chariot that could race faster than the sun. A chariot to the Promised Land, where he could feel the warm touch of his Rainbow Queen.</text:p>
      <text:h text:style-name="P8" text:outline-level="1">The Process</text:h>
      <text:p text:style-name="P3"/>
      <text:h text:style-name="P7" text:outline-level="2">Official Sequence</text:h>
      <text:list xml:id="list3463029888790355271" text:style-name="L1">
        <text:list-item>
          <text:p text:style-name="P11">Construction Phase: 179 days, ends with the eve before the race</text:p>
          <text:list>
            <text:list-item>
              <text:p text:style-name="P18">Capture the beasts: It is the rule to capture the beasts, not buy them.</text:p>
            </text:list-item>
          </text:list>
        </text:list-item>
      </text:list>
      <text:list xml:id="list6833888720574016874" text:style-name="L2">
        <text:list-item>
          <text:list>
            <text:list-item>
              <text:list>
                <text:list-item>
                  <text:p text:style-name="P12">Tracking and survival</text:p>
                </text:list-item>
                <text:list-item>
                  <text:p text:style-name="P12">Defeat nonlethal</text:p>
                </text:list-item>
                <text:list-item>
                  <text:p text:style-name="P12">Transport</text:p>
                </text:list-item>
              </text:list>
            </text:list-item>
          </text:list>
        </text:list-item>
      </text:list>
      <text:list xml:id="list32569009" text:continue-list="list3463029888790355271" text:style-name="L1">
        <text:list-item>
          <text:list>
            <text:list-item>
              <text:p text:style-name="P18">Tame the beasts</text:p>
            </text:list-item>
          </text:list>
        </text:list-item>
      </text:list>
      <text:list xml:id="list6962737676020571847" text:style-name="L3">
        <text:list-item>
          <text:list>
            <text:list-item>
              <text:list>
                <text:list-item>
                  <text:p text:style-name="P13">Break them</text:p>
                </text:list-item>
                <text:list-item>
                  <text:p text:style-name="P13">Domesticate them</text:p>
                </text:list-item>
              </text:list>
            </text:list-item>
          </text:list>
        </text:list-item>
      </text:list>
      <text:list xml:id="list4917911315237868821" text:style-name="L4">
        <text:list-item>
          <text:list>
            <text:list-item>
              <text:list>
                <text:list-item>
                  <text:p text:style-name="P14">Build a simple training chariot</text:p>
                </text:list-item>
                <text:list-item>
                  <text:p text:style-name="P14">Train the beasts</text:p>
                </text:list-item>
              </text:list>
            </text:list-item>
          </text:list>
        </text:list-item>
      </text:list>
      <text:list xml:id="list32590419" text:continue-list="list32569009" text:style-name="L1">
        <text:list-item>
          <text:list>
            <text:list-item>
              <text:p text:style-name="P18">Build the racing chariot</text:p>
            </text:list-item>
          </text:list>
        </text:list-item>
      </text:list>
      <text:list xml:id="list8497024021380767861" text:style-name="L5">
        <text:list-item>
          <text:list>
            <text:list-item>
              <text:list>
                <text:list-item>
                  <text:p text:style-name="P15">Tough body</text:p>
                </text:list-item>
                <text:list-item>
                  <text:p text:style-name="P15">Land (wheels)</text:p>
                </text:list-item>
                <text:list-item>
                  <text:p text:style-name="P15">Climb speed</text:p>
                </text:list-item>
                <text:list-item>
                  <text:p text:style-name="P15">Water speed</text:p>
                </text:list-item>
                <text:list-item>
                  <text:p text:style-name="P15">Race officiants affix the provided Sun-chaser rune (makes Chariot immobile from dusk to dawn)</text:p>
                </text:list-item>
              </text:list>
            </text:list-item>
          </text:list>
        </text:list-item>
      </text:list>
      <text:list xml:id="list32571243" text:continue-list="list32590419" text:style-name="L1">
        <text:list-item>
          <text:p text:style-name="P11">Planning Phase: 9 days, ends with the eve of the race</text:p>
        </text:list-item>
      </text:list>
      <text:list xml:id="list1345968074779784461" text:style-name="L6">
        <text:list-item>
          <text:list>
            <text:list-item>
              <text:p text:style-name="P19">Starting point</text:p>
              <text:list>
                <text:list-item>
                  <text:p text:style-name="P16">Explore a 5km route from East to West.</text:p>
                </text:list-item>
                <text:list-item>
                  <text:p text:style-name="P16">Secure a clearing for the starting point.</text:p>
                </text:list-item>
              </text:list>
            </text:list-item>
            <text:list-item>
              <text:p text:style-name="P19">Checkpoint Placement</text:p>
              <text:list>
                <text:list-item>
                  <text:p text:style-name="P16">Place the starting post</text:p>
                </text:list-item>
                <text:list-item>
                  <text:p text:style-name="P16">Travel (5 km amd 10km) to place the first and second checkpoints</text:p>
                </text:list-item>
              </text:list>
            </text:list-item>
          </text:list>
        </text:list-item>
      </text:list>
      <text:list xml:id="list32592485" text:continue-list="list32571243" text:style-name="L1">
        <text:list-item>
          <text:p text:style-name="P11">Race (32 hours, fixed, ending at dusk)</text:p>
        </text:list-item>
      </text:list>
      <text:list xml:id="list6980852417501659489" text:style-name="L7">
        <text:list-item>
          <text:list>
            <text:list-item>
              <text:p text:style-name="P20">Route Lottery - Each team gets a random route, except their own.</text:p>
            </text:list-item>
            <text:list-item>
              <text:p text:style-name="P21">Get to starting post before previous dusk</text:p>
            </text:list-item>
            <text:list-item>
              <text:p text:style-name="P21">When dawn arrives, race to each checkpoint, collect tokens until dusk</text:p>
            </text:list-item>
          </text:list>
        </text:list-item>
      </text:list>
      <text:h text:style-name="P7" text:outline-level="2">Ubiquitous Activities</text:h>
      <text:list xml:id="list5261039105868715779" text:style-name="L8">
        <text:list-item>
          <text:p text:style-name="P17">Subterfuge</text:p>
        </text:list-item>
        <text:list-item>
          <text:p text:style-name="P17">Counter-subterfuge</text:p>
        </text:list-item>
        <text:list-item>
          <text:p text:style-name="P17">Study</text:p>
        </text:list-item>
        <text:list-item>
          <text:p text:style-name="P17">Training</text:p>
        </text:list-item>
        <text:list-item>
          <text:p text:style-name="P17">Practice</text:p>
        </text:list-item>
      </text:list>
      <text:h text:style-name="P8" text:outline-level="1">Magic Items</text:h>
      <text:h text:style-name="P7" text:outline-level="2">Sun Chaser Rune</text:h>
      <text:p text:style-name="P3"><text:span text:style-name="T1">Rune</text:span>: 12 (Uncommon, Magical, Transmutation)</text:p>
      <text:p text:style-name="P3"><text:span text:style-name="T1">Usage</text:span>: Etched onto a vehicle</text:p>
      <text:p text:style-name="P3">Sun chaser runes are both a blessing and a curse. Any vehicle with the sun chaser rune can only function normally between dawn and dusk. Between dusk and dawn (during the night) the vehicle becomes near invincible, and also immobile in the same manner as an Immovable Rod. </text:p>
      <text:p text:style-name="P3">The amount of force needed to move the vehicle while immobile is 8000 pounds, plus double the weight of the vehicle itself. The athletics DC to force the movement 40 plus 1 per bulk of the vehicle. While in this state the vehicle gains an additional 10 hardness, 50 temporary hitpoints, and increases its break threshold by 20. Any doors on the vehicle can still be opened and closed normally. If the vehicle is forcibly moved during this immobile state, it will emit an alarm that can be heard up to 1 mile away.</text:p>
      <text:p text:style-name="P3">During the day (between dawn and dusk) the rune gives its passengers and beasts of burden an intuitive sense of direction to where the sun will set, as per the Know Direction cantrip.</text:p>
      <text:p text:style-name="P3">A sun chaser rune can be studied for 1 day, making it familiar enough to scry upon with ease. Similarly, anyone who affixes the rune is also considered familiar with that rune. Scrying on this rune is a way to monitor or spectate any event that the vehicle participates in.</text:p>
      <text:p text:style-name="P3"><text:span text:style-name="T1">Type</text:span>: sun chaser; <text:span text:style-name="T1">Level</text:span> 12; <text:span text:style-name="T1">Price</text:span> 1000 gp</text:p>
      <text:h text:style-name="P7" text:outline-level="2">Elysial Checkpoint </text:h>
      <text:p text:style-name="P3"><text:span text:style-name="T1">Item</text:span>: 6 (Uncommon, Magical, Conjuration)</text:p>
      <text:p text:style-name="P3"><text:span text:style-name="T1">Usage</text:span>: Held in 1 hand; <text:span text:style-name="T1">Bulk</text:span> 1</text:p>
      <text:p text:style-name="P3">An Elysial checkpoint looks like a conveniently sized iron pole with a stoneware jar atop. They are designed for various cross-country races. Elysial checkpoints are always used in pairs, trios, or more. To use Elysial checkpoints one must know two command words.</text:p>
      <text:p text:style-name="P3">Elysial checkpoints are "grouped" by being touched together while a command word is uttered. Once grouped, they remain in that group until all the items they contain are removed, and the grouping command word is repeated.</text:p>
      <text:p text:style-name="P3">An Elysial checkpoint can be used to magically store any number of items of negligable bulk, so long as they are generally the same item. Often, these items are tokens, like minted coins with unique stamps or markings on them. To retrieve one of these stored items is a single interact action requiring one hand, which must be taught in advance (much in the way a passphrase must be taught). To store an item takes a similar interact action but also a storage command word. The first time an item is stored in a group of Elysial checkpoints, the interact action is assigned and is needed to retrieve items for all Elysial checkpoints of that group. The type of object stored in that group is assigned once the first object is stored. </text:p>
      <text:p text:style-name="P3">The moment a stored item is retrieved from an Elysial checkpoint, it teleports to a new location. This teleport location is somewhere on the other side of the other checkpoints, creating a "leapfrog" pattern along the landscape. The teleport distance from the rest of the group is equal to the average distance between all checkpoints in the group. The direction is defined by a curve, using the other checkpoints as "dots" describing a racing route. This is simplest when the checkpoints are grouped as a pair, because the curve they follow is a straight line. If grouped by three or more, Elysial checkpoints can form circular routes, or more complicated routes such as wave-shaped or similar. Mathematically, Elysial checkpoints in groups of 3 or more will follow some interpolation algorithms when deciding where to teleport, such a polynomial, spline or fourier transform interpolation.</text:p>
      <text:p text:style-name="P3">A group of Elysial checkpoints can be studied for 1 day, making it familiar enough to scry upon with ease. Similarly, anyone who groups and stores items within Elysial checkpoints are also considered familiar with those specific checkpoints. Scrying on these checkpoints is a way to monitor or spectate such races.</text:p>
      <text:p text:style-name="P3">Elysial checkpoints have hardness 20 and 20 hitpoints.</text:p>
      <text:p text:style-name="P3"><text:span text:style-name="T1">Type</text:span>: elysial checkpoint; <text:span text:style-name="T1">Level</text:span> 6; <text:span text:style-name="T1">Price</text:span> 270 gp</text:p>
      <text:h text:style-name="P7" text:outline-level="2">Crystal Image Projector</text:h>
      <text:p text:style-name="P3"><text:span text:style-name="T1">Item</text:span>: 17 (Uncommon, Magical, Divination, Scrying)</text:p>
      <text:p text:style-name="P3"><text:span text:style-name="T1">Usage</text:span>: Held in 1 hand; <text:span text:style-name="T1">Bulk</text:span> 1</text:p>
      <text:p text:style-name="P3">This is a Crystal Ball, but instead of showing the view within the crystal ball itself, it projects the view up to 500 feet away in a 30 foot burst (as per Illusory Scene). This is often used so that the crystal ball's view can be seen by a larger audience.</text:p>
      <text:p text:style-name="P3"><text:span text:style-name="T1">Type</text:span>: zircon; <text:span text:style-name="T1">Level</text:span> 15; <text:span text:style-name="T1">Price</text:span> 11500 gp</text:p>
      <text:list xml:id="list32586791" text:continue-list="list32592485" text:style-name="L1">
        <text:list-item>
          <text:list>
            <text:list-header>
              <text:p text:style-name="P22"/>
            </text:list-header>
          </text:list>
        </text:list-item>
      </text:list>
      <text:h text:style-name="Heading_20_1" text:outline-level="1">Phases</text:h>
      <text:h text:style-name="Heading_20_2" text:outline-level="2">Phase 1 - Capture the beasts</text:h>
      <text:h text:style-name="Heading_20_3" text:outline-level="3">Tracking and survival</text:h>
      <table:table table:name="FindTheBeasts" table:style-name="FindTheBeasts">
        <table:table-column table:style-name="FindTheBeasts.A"/>
        <table:table-column table:style-name="FindTheBeasts.B"/>
        <table:table-column table:style-name="FindTheBeasts.C"/>
        <table:table-column table:style-name="FindTheBeasts.D"/>
        <table:table-column table:style-name="FindTheBeasts.E"/>
        <table:table-header-rows>
          <table:table-row>
            <table:table-cell table:style-name="FindTheBeasts.A1" office:value-type="string">
              <text:p text:style-name="Table_20_Heading">Daily Step</text:p>
            </table:table-cell>
            <table:table-cell table:style-name="FindTheBeasts.A1" office:value-type="string">
              <text:p text:style-name="Table_20_Heading">Description</text:p>
            </table:table-cell>
            <table:table-cell table:style-name="FindTheBeasts.A1" office:value-type="string">
              <text:p text:style-name="Table_20_Heading">Checks</text:p>
            </table:table-cell>
            <table:table-cell table:style-name="FindTheBeasts.A1" office:value-type="string">
              <text:p text:style-name="Table_20_Heading">DC</text:p>
            </table:table-cell>
            <table:table-cell table:style-name="FindTheBeasts.E1" office:value-type="string">
              <text:p text:style-name="Table_20_Heading">Failure</text:p>
            </table:table-cell>
          </table:table-row>
        </table:table-header-rows>
        <table:table-row table:style-name="FindTheBeasts.2">
          <table:table-cell table:style-name="FindTheBeasts.A2" office:value-type="string">
            <text:p text:style-name="P5">Navigate &amp; Forage</text:p>
          </table:table-cell>
          <table:table-cell table:style-name="FindTheBeasts.A2" office:value-type="string">
            <text:p text:style-name="P4">Survive in the wild</text:p>
          </table:table-cell>
          <table:table-cell table:style-name="FindTheBeasts.A2" office:value-type="string">
            <text:p text:style-name="P4">Survival (forage), Survival (navigate), Know Nature to aid Survival</text:p>
          </table:table-cell>
          <table:table-cell table:style-name="FindTheBeasts.A2" office:value-type="string">
            <text:p text:style-name="P4">Hard for the Trained in forest (17), Hard for Expert in desert (22)</text:p>
          </table:table-cell>
          <table:table-cell table:style-name="FindTheBeasts.E2" office:value-type="string">
            <text:p text:style-name="P4">Lost, hungry (or malnourished), dehydrated, thermal exposure, diseased, food poisoning</text:p>
          </table:table-cell>
        </table:table-row>
        <table:table-row table:style-name="FindTheBeasts.2">
          <table:table-cell table:style-name="FindTheBeasts.A2" office:value-type="string">
            <text:p text:style-name="P5">Find Tracks</text:p>
          </table:table-cell>
          <table:table-cell table:style-name="FindTheBeasts.A2" office:value-type="string">
            <text:p text:style-name="P4">Use knowledge to figure out where they could be</text:p>
          </table:table-cell>
          <table:table-cell table:style-name="FindTheBeasts.A2" office:value-type="string">
            <text:p text:style-name="P4">Perception to find, Know Nature to know where to look, Stealth (find hiding spots) to aid</text:p>
          </table:table-cell>
          <table:table-cell table:style-name="FindTheBeasts.A2" office:value-type="string">
            <text:p text:style-name="P4">Hard for an expert (22)</text:p>
          </table:table-cell>
          <table:table-cell table:style-name="FindTheBeasts.E2" office:value-type="string">
            <text:p text:style-name="P4">Day lost, wrong tracks</text:p>
          </table:table-cell>
        </table:table-row>
        <table:table-row>
          <table:table-cell table:style-name="FindTheBeasts.A4" office:value-type="string">
            <text:p text:style-name="P6">Track</text:p>
          </table:table-cell>
          <table:table-cell table:style-name="FindTheBeasts.A4" office:value-type="string">
            <text:p text:style-name="Table_20_Contents">Follow the tracks</text:p>
          </table:table-cell>
          <table:table-cell table:style-name="FindTheBeasts.A4" office:value-type="string">
            <text:p text:style-name="Table_20_Contents">Athletics to traverse challenging terrain, Crafting (rope works) to aid Athletics, Know Nature to aid Survival</text:p>
          </table:table-cell>
          <table:table-cell table:style-name="FindTheBeasts.A4" office:value-type="string">
            <text:p text:style-name="P4">Hard for an expert (22)</text:p>
          </table:table-cell>
          <table:table-cell table:style-name="FindTheBeasts.E4" office:value-type="string">
            <text:p text:style-name="P4">Day lost, wrong tracks</text:p>
            <text:p text:style-name="P4">plz navigate at -2</text:p>
          </table:table-cell>
        </table:table-row>
        <table:table-row>
          <table:table-cell table:style-name="FindTheBeasts.A4" office:value-type="string">
            <text:p text:style-name="P6">Approach</text:p>
          </table:table-cell>
          <table:table-cell table:style-name="FindTheBeasts.A4" office:value-type="string">
            <text:p text:style-name="Table_20_Contents">Get close and pick your encounter</text:p>
          </table:table-cell>
          <table:table-cell table:style-name="FindTheBeasts.A4" office:value-type="string">
            <text:p text:style-name="Table_20_Contents">Survival, Stealth or Perception</text:p>
          </table:table-cell>
          <table:table-cell table:style-name="FindTheBeasts.A4" office:value-type="string">
            <text:p text:style-name="P4">Hard for a trained person (17)</text:p>
          </table:table-cell>
          <table:table-cell table:style-name="FindTheBeasts.E4" office:value-type="string">
            <text:p text:style-name="P4">Chase, or day lost</text:p>
          </table:table-cell>
        </table:table-row>
      </table:table>
      <text:p text:style-name="Text_20_body"/>
      <text:h text:style-name="Heading_20_3" text:outline-level="3">Defeat nonlethal</text:h>
      <text:p text:style-name="Text_20_body">Battle the creatures without killing them</text:p>
      <text:h text:style-name="Heading_20_3" text:outline-level="3">Transport</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Step</text:p>
            </table:table-cell>
            <table:table-cell table:style-name="Table1.A1" office:value-type="string">
              <text:p text:style-name="Table_20_Heading">Description</text:p>
            </table:table-cell>
            <table:table-cell table:style-name="Table1.A1" office:value-type="string">
              <text:p text:style-name="Table_20_Heading">Checks</text:p>
            </table:table-cell>
            <table:table-cell table:style-name="Table1.A1" office:value-type="string">
              <text:p text:style-name="Table_20_Heading">DC</text:p>
            </table:table-cell>
            <table:table-cell table:style-name="Table1.E1" office:value-type="string">
              <text:p text:style-name="Table_20_Heading">Failure</text:p>
            </table:table-cell>
          </table:table-row>
        </table:table-header-rows>
        <table:table-row>
          <table:table-cell table:style-name="Table1.A2" office:value-type="string">
            <text:p text:style-name="P6">Craft</text:p>
          </table:table-cell>
          <table:table-cell table:style-name="Table1.A2" office:value-type="string">
            <text:p text:style-name="Table_20_Contents">Make up some way to transport the beasts safely</text:p>
          </table:table-cell>
          <table:table-cell table:style-name="Table1.A2" office:value-type="string">
            <text:p text:style-name="Table_20_Contents">Craft or Survival, Athletics to aid construction</text:p>
          </table:table-cell>
          <table:table-cell table:style-name="Table1.A2" office:value-type="string">
            <text:p text:style-name="P4"/>
          </table:table-cell>
          <table:table-cell table:style-name="Table1.E2" office:value-type="string">
            <text:p text:style-name="P4">Beasts try to escape. CF = beasts are killed</text:p>
          </table:table-cell>
        </table:table-row>
        <table:table-row>
          <table:table-cell table:style-name="Table1.A2" office:value-type="string">
            <text:p text:style-name="P6">Navigate &amp; forage</text:p>
          </table:table-cell>
          <table:table-cell table:style-name="Table1.A2" office:value-type="string">
            <text:p text:style-name="Table_20_Contents">Survive in the wild</text:p>
          </table:table-cell>
          <table:table-cell table:style-name="Table1.A2" office:value-type="string">
            <text:p text:style-name="P4">Survival (forage), Survival (navigate), Know Nature to aid Survival</text:p>
          </table:table-cell>
          <table:table-cell table:style-name="Table1.A2" office:value-type="string">
            <text:p text:style-name="P4">Hard for the Trained in forest (17), Hard for Expert in desert (22). Need to also feed the beasts!</text:p>
          </table:table-cell>
          <table:table-cell table:style-name="Table1.E2" office:value-type="string">
            <text:p text:style-name="P4">Lost, hungry (or malnourished), dehydrated, thermal exposure, diseased, food poisoning</text:p>
          </table:table-cell>
        </table:table-row>
        <table:table-row>
          <table:table-cell table:style-name="Table1.A2" office:value-type="string">
            <text:p text:style-name="P6">Evade</text:p>
          </table:table-cell>
          <table:table-cell table:style-name="Table1.A2" office:value-type="string">
            <text:p text:style-name="Table_20_Contents">Avoid scavengers and predators which could complicate things</text:p>
          </table:table-cell>
          <table:table-cell table:style-name="Table1.A2" office:value-type="string">
            <text:p text:style-name="Table_20_Contents">Stealth, Survival, Know Nature to aid Survival</text:p>
          </table:table-cell>
          <table:table-cell table:style-name="Table1.A2" office:value-type="string">
            <text:p text:style-name="Table_20_Contents"/>
          </table:table-cell>
          <table:table-cell table:style-name="Table1.E2" office:value-type="string">
            <text:p text:style-name="Table_20_Contents">Chase (escape), or stand and defe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style:font-name="Courier New"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in" fo:margin-right="0in" fo:margin-top="0.139in" fo:margin-bottom="0.0835in" fo:text-indent="0in" style:auto-text-indent="false"/>
      <style:text-properties style:font-name="Courier New"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in" fo:margin-right="0in" fo:margin-top="0.0972in" fo:margin-bottom="0.0835in" fo:text-indent="0in" style:auto-text-indent="false"/>
      <style:text-properties style:font-name="Courier New"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14M12S</meta:editing-duration>
    <meta:editing-cycles>81</meta:editing-cycles>
    <meta:generator>OpenOffice/4.1.1$Win32 OpenOffice.org_project/411m6$Build-9775</meta:generator>
    <dc:date>2021-12-29T12:35:06.90</dc:date>
    <dc:creator>Thomas Dalsin</dc:creator>
    <meta:document-statistic meta:table-count="2" meta:image-count="0" meta:object-count="0" meta:page-count="1" meta:paragraph-count="119" meta:word-count="1788" meta:character-count="10186"/>
    <meta:user-defined meta:name="Info 1"/>
    <meta:user-defined meta:name="Info 2"/>
    <meta:user-defined meta:name="Info 3"/>
    <meta:user-defined meta:name="Info 4"/>
  </office:meta>
</office:document-meta>
</file>